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style:text-autospace="non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 style:list-style-name="WW8Num1">
      <style:paragraph-properties fo:margin-left="1.27cm" fo:margin-right="0cm" fo:text-indent="-0.635cm" style:auto-text-indent="false" style:text-autospace="none"/>
    </style:style>
    <style:style style:name="P6" style:family="paragraph" style:parent-style-name="Standard" style:list-style-name="WW8Num1">
      <style:paragraph-properties fo:margin-left="1.27cm" fo:margin-right="0cm" fo:text-indent="-0.635cm" style:auto-text-indent="false" style:text-autospace="none"/>
      <style:text-properties fo:font-size="14pt" fo:language="en" fo:country="US" style:font-size-asian="14pt" style:font-size-complex="14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color="#0000ff" fo:font-size="12pt" fo:language="none" fo:country="none" style:font-size-asian="12pt" style:font-size-complex="12pt"/>
    </style:style>
    <style:style style:name="T3" style:family="text">
      <style:text-properties fo:language="none" fo:country="none"/>
    </style:style>
    <style:style style:name="T4" style:family="text">
      <style:text-properties fo:color="#a31515" fo:font-size="12pt" fo:language="none" fo:country="none" style:font-size-asian="12pt" style:font-size-complex="12pt"/>
    </style:style>
    <style:style style:name="T5" style:family="text">
      <style:text-properties fo:color="#ff0000" fo:font-size="12pt" fo:language="none" fo:country="none" style:font-size-asian="12pt" style:font-size-complex="12pt"/>
    </style:style>
    <style:style style:name="T6" style:family="text">
      <style:text-properties style:use-window-font-color="true" fo:font-size="12pt" fo:language="none" fo:country="none" style:font-size-asian="12pt" style:font-size-complex="12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Типы значений свойств</text:p>
      <text:p text:style-name="P1"/>
      <text:p text:style-name="P1"><text:tab/>При указании какого либо свойства, в скине, в лейауте или в других местах, мы указываем значение свойства. Но значения свойства необходимо описать в конкретном формате. Конкретный формат определяется типом свойства. Формат может быть как простым (чисто, строка) так и более сложным (цвет, размер). Пример описания свойства:</text:p>
      <text:p text:style-name="P2"/>
      <text:p text:style-name="P4"><text:span text:style-name="T2"><text:tab/>&lt;</text:span><text:span text:style-name="T4">Property</text:span><text:span text:style-name="T2"> </text:span><text:span text:style-name="T5">key</text:span><text:span text:style-name="T2">=</text:span><text:span text:style-name="T6">"</text:span><text:span text:style-name="T2">PropertyName</text:span><text:span text:style-name="T6">"</text:span><text:span text:style-name="T2"> </text:span><text:span text:style-name="T5">value</text:span><text:span text:style-name="T2">=</text:span><text:span text:style-name="T6">"</text:span><text:span text:style-name="T2">PropertyValue</text:span><text:span text:style-name="T6">"</text:span><text:span text:style-name="T2">/&gt;</text:span></text:p>
      <text:p text:style-name="P3"/>
      <text:p text:style-name="P4"><text:span text:style-name="T7"><text:tab/>Свойство описывается в узле с именем «</text:span><text:span text:style-name="T8">Property</text:span><text:span text:style-name="T7">»</text:span><text:span text:style-name="T8">. </text:span><text:span text:style-name="T7">Имя свойства указывается в атрибуте </text:span><text:span text:style-name="T8">«key» </text:span><text:span text:style-name="T7">значение свойства указывается в атрибуте </text:span><text:span text:style-name="T8">«value». </text:span><text:span text:style-name="T7">В описании свойства тип не указан. Тип указывается в документации на конкретное свойство. Типы могут быть следующие:</text:span></text:p>
      <text:p text:style-name="P3"/>
      <text:list xml:id="list22482308" text:style-name="WW8Num1">
        <text:list-item>
          <text:p text:style-name="P5"><text:span text:style-name="T8">Bool – </text:span><text:span text:style-name="T7">логический тип, имеет значение ложно и истина. Значение ложно описывается строками </text:span><text:span text:style-name="T8">«0» </text:span><text:span text:style-name="T7">или «</text:span><text:span text:style-name="T8">false</text:span><text:span text:style-name="T7">». Значение истина описывается строками </text:span><text:span text:style-name="T8">«1» </text:span><text:span text:style-name="T7">или </text:span><text:span text:style-name="T8">«true».</text:span></text:p>
        </text:list-item>
        <text:list-item>
          <text:p text:style-name="P5"><text:span text:style-name="T8">Int – </text:span><text:span text:style-name="T7">Целый тип, имеет диапазон </text:span><text:span text:style-name="T8">int </text:span><text:span text:style-name="T7">на текущей платформе, обычно для 32 разрядной системы от -2147483648 до 2147483647.</text:span></text:p>
        </text:list-item>
        <text:list-item>
          <text:p text:style-name="P6">Float</text:p>
        </text:list-item>
        <text:list-item>
          <text:p text:style-name="P5"><text:span text:style-name="T8">String – </text:span><text:span text:style-name="T7">строковой тип </text:span><text:span text:style-name="T8">Unicode </text:span><text:span text:style-name="T7">в формате </text:span><text:span text:style-name="T8">UTF8.</text:span></text:p>
        </text:list-item>
        <text:list-item>
          <text:p text:style-name="P5"><text:span text:style-name="T8">IntSize – </text:span><text:span text:style-name="T7">Тип указывающий размер. Состоит из ширины и высоты типа </text:span><text:span text:style-name="T8">Int </text:span><text:span text:style-name="T7">разделенных одним пробелом. Например строка </text:span><text:span text:style-name="T8">«128 64» </text:span><text:span text:style-name="T7">указывает на размер 128 на 64 пикселя (или других едениц).</text:span></text:p>
        </text:list-item>
        <text:list-item>
          <text:p text:style-name="P6">IntPoint</text:p>
        </text:list-item>
        <text:list-item>
          <text:p text:style-name="P6">IntCoord</text:p>
        </text:list-item>
        <text:list-item>
          <text:p text:style-name="P6">Index</text:p>
        </text:list-item>
        <text:list-item>
          <text:p text:style-name="P6">IndexRange</text:p>
        </text:list-item>
        <text:list-item>
          <text:p text:style-name="P6">MenuItemType</text:p>
        </text:list-item>
        <text:list-item>
          <text:p text:style-name="P6">MessageBoxStyle</text:p>
        </text:list-item>
        <text:list-item>
          <text:p text:style-name="P6">MenuItemType</text:p>
        </text:list-item>
        <text:list-item>
          <text:p text:style-name="P6">Align</text:p>
        </text:list-item>
        <text:list-item>
          <text:p text:style-name="P6">Colour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WW-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6T22:14:26</meta:creation-date>
    <meta:editing-duration>PT574H11M08S</meta:editing-duration>
    <meta:document-statistic meta:table-count="0" meta:image-count="0" meta:object-count="0" meta:page-count="1" meta:paragraph-count="18" meta:word-count="191" meta:character-count="1280"/>
    <meta:generator>OpenOffice.org/3.0$Win32 OpenOffice.org_project/300m15$Build-9379</meta:generator>
  </office:meta>
</office:document-meta>
</file>